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a8a04" officeooo:paragraph-rsid="001a8a04"/>
    </style:style>
    <style:style style:name="P2" style:family="paragraph" style:parent-style-name="Standard">
      <style:paragraph-properties fo:text-align="center" style:justify-single-word="false"/>
      <style:text-properties officeooo:rsid="001be634" officeooo:paragraph-rsid="001be634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be634" officeooo:paragraph-rsid="001be63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2639" officeooo:paragraph-rsid="001e263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be634" officeooo:paragraph-rsid="001be63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c8168" officeooo:paragraph-rsid="001c816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f1a8b" officeooo:paragraph-rsid="001f1a8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21a787" officeooo:paragraph-rsid="0021a78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24cf73" officeooo:paragraph-rsid="0024cf7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039505" officeooo:paragraph-rsid="00280bc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2acc03" officeooo:paragraph-rsid="002acc03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2db64e" officeooo:paragraph-rsid="002db64e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text-underline-style="none" fo:font-weight="bold" officeooo:rsid="001be634" officeooo:paragraph-rsid="001be634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bold" officeooo:rsid="001c8168" officeooo:paragraph-rsid="001c8168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bold" officeooo:rsid="001e2639" officeooo:paragraph-rsid="001e2639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text-underline-style="none" fo:font-weight="bold" officeooo:rsid="001f1a8b" officeooo:paragraph-rsid="001f1a8b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bold" officeooo:rsid="002db64e" officeooo:paragraph-rsid="002db64e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ndale Mono" style:text-underline-style="none" fo:font-weight="normal" officeooo:rsid="002a8fda" officeooo:paragraph-rsid="002a8fda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ndale Mono" style:text-underline-style="none" fo:font-weight="normal" officeooo:rsid="001f1a8b" officeooo:paragraph-rsid="001f1a8b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ndale Mono" style:text-underline-style="none" fo:font-weight="normal" officeooo:rsid="002a8fda" officeooo:paragraph-rsid="002a8fda" fo:background-color="#ffff00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Andale Mono" style:text-underline-style="none" fo:font-weight="bold" officeooo:rsid="001f1a8b" officeooo:paragraph-rsid="001f1a8b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ndale Mono" style:text-underline-style="solid" style:text-underline-width="auto" style:text-underline-color="font-color" fo:font-weight="bold" officeooo:rsid="001be634" officeooo:paragraph-rsid="001be634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ndale Mono" style:text-underline-style="solid" style:text-underline-width="auto" style:text-underline-color="font-color" fo:font-weight="normal" officeooo:rsid="002acc03" officeooo:paragraph-rsid="002acc03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normal" officeooo:rsid="0030866f" officeooo:paragraph-rsid="0030866f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280bc8" officeooo:paragraph-rsid="00280bc8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31a76d" officeooo:paragraph-rsid="0031a76d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31a76d" officeooo:paragraph-rsid="00321788" style:font-weight-asian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text-underline-style="none" fo:font-weight="bold" officeooo:rsid="002db64e" officeooo:paragraph-rsid="002db64e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31a76d" officeooo:paragraph-rsid="0031a76d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321788" officeooo:paragraph-rsid="00321788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Mono" style:text-underline-style="solid" style:text-underline-width="auto" style:text-underline-color="font-color" fo:font-weight="bold" officeooo:rsid="002acc03" officeooo:paragraph-rsid="002db64e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Liberation Mono" style:text-underline-style="solid" style:text-underline-width="auto" style:text-underline-color="font-color" fo:font-weight="bold" officeooo:rsid="001be634" officeooo:paragraph-rsid="001be634" style:font-weight-asian="bold" style:font-weight-complex="bold"/>
    </style:style>
    <style:style style:name="T1" style:family="text">
      <style:text-properties officeooo:rsid="001c8168"/>
    </style:style>
    <style:style style:name="T2" style:family="text">
      <style:text-properties officeooo:rsid="001e2639"/>
    </style:style>
    <style:style style:name="T3" style:family="text">
      <style:text-properties officeooo:rsid="00280bc8"/>
    </style:style>
    <style:style style:name="T4" style:family="text">
      <style:text-properties officeooo:rsid="002a8fda"/>
    </style:style>
    <style:style style:name="T5" style:family="text">
      <style:text-properties officeooo:rsid="002acc03"/>
    </style:style>
    <style:style style:name="T6" style:family="text">
      <style:text-properties officeooo:rsid="002f3da0"/>
    </style:style>
    <style:style style:name="T7" style:family="text">
      <style:text-properties officeooo:rsid="0030866f"/>
    </style:style>
    <style:style style:name="T8" style:family="text">
      <style:text-properties officeooo:rsid="003217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ftware Life Cycle</text:p>
      <text:p text:style-name="P2">A<text:span text:style-name="T7">4</text:span></text:p>
      <text:p text:style-name="P2"/>
      <text:p text:style-name="P3">1. Problem Specification</text:p>
      <text:p text:style-name="P9">1) <text:span text:style-name="T7">Make a kernel module that adds a linked list to the kernal of students. Make a strut that has a student number, credit number, grade number and pointer to the next student. </text:span></text:p>
      <text:p text:style-name="P9"/>
      <text:p text:style-name="P9"/>
      <text:p text:style-name="P3">2 Program Structure Design</text:p>
      <text:p text:style-name="P3"/>
      <text:p text:style-name="P13">2.1 modules and Their Basic Structure <text:span text:style-name="T1">(functions not modules)</text:span></text:p>
      <text:p text:style-name="P24">a) simiple_init()</text:p>
      <text:p text:style-name="P24"><text:tab/>/*makes the linked list, and prints out the linked list */</text:p>
      <text:p text:style-name="P24">b simple_exit()</text:p>
      <text:p text:style-name="P24"><text:tab/>/*removes the liked list from memory */</text:p>
      <text:p text:style-name="P6"/>
      <text:p text:style-name="P14"/>
      <text:p text:style-name="P13"/>
      <text:p text:style-name="P13">2.2 pesudocode for the modules</text:p>
      <text:p text:style-name="P25"/>
      <text:p text:style-name="P25">/* <text:span text:style-name="T7">make the struct */</text:span></text:p>
      <text:p text:style-name="P24">/*make a list_head(Student_list) */</text:p>
      <text:p text:style-name="P24">/* add student 1 through 6 and two ptrs as student structs */</text:p>
      <text:p text:style-name="P24">/* int <text:s/>simple_init(void) { */</text:p>
      <text:p text:style-name="P24"><text:tab/>/* int total_credits, total_grade, gpa */</text:p>
      <text:p text:style-name="P24"><text:tab/>/* print to kernal saying we are starting the module */</text:p>
      <text:p text:style-name="P24"><text:tab/>/* kmalloc for student 1, and assing values for studentNumber, courceCredit, and grade */</text:p>
      <text:p text:style-name="P24"><text:tab/>/* create lsit head */</text:p>
      <text:p text:style-name="P24"><text:tab/>/* add stduent 1 to list */</text:p>
      <text:p text:style-name="P24"><text:tab/>/* create stufents 2-6 and add them to linked list */</text:p>
      <text:p text:style-name="P24"><text:tab/>/*list_for_each_entry print out values of each student, and...</text:p>
      <text:p text:style-name="P24"><text:tab/><text:tab/>… sum total_credits and total_grade */</text:p>
      <text:p text:style-name="P24"><text:tab/>/* caluclate gpa */</text:p>
      <text:p text:style-name="P24"><text:tab/>/* print gpa */</text:p>
      <text:p text:style-name="P24"><text:tab/>/* return 0 */</text:p>
      <text:p text:style-name="P24">/* void simpe_exit(void) { */</text:p>
      <text:p text:style-name="P24"><text:tab/>/* go through each entry and list_del */</text:p>
      <text:p text:style-name="P24"/>
      <text:p text:style-name="P24"/>
      <text:p text:style-name="P24"><text:tab/></text:p>
      <text:p text:style-name="P7"/>
      <text:p text:style-name="P15"/>
      <text:p text:style-name="P3">3. Risk Analysi<text:span text:style-name="T3">s</text:span></text:p>
      <text:p text:style-name="P24">there is little risk in this program unless if I mess up with some memory stuff and I then can bork the entrie vm</text:p>
      <text:p text:style-name="P3"/>
      <text:p text:style-name="P3">4.Verification</text:p>
      <text:p text:style-name="P10"><text:soft-page-break/>The algorithm has only one execution path (a sequential execution). Correctness of the path has been verified by me by analyzing its steps, and their completeness </text:p>
      <text:p text:style-name="P3"/>
      <text:p text:style-name="P3">5. Coding</text:p>
      <text:p text:style-name="P3"/>
      <text:p text:style-name="P28">5.0</text:p>
      <text:p text:style-name="P29">/************************************************* </text:p>
      <text:p text:style-name="P29">* Course: CS 4540 – Fall 2015</text:p>
      <text:p text:style-name="P29">* Assignment 4 - Problem 1</text:p>
      <text:p text:style-name="P29">* Name: Aron Lawrence</text:p>
      <text:p text:style-name="P29">* E-mail: aron.r.lawrence@wmich.edu</text:p>
      <text:p text:style-name="P29">* Submitted: 11/23/15</text:p>
      <text:p text:style-name="P29">*************************************************/</text:p>
      <text:p text:style-name="P29"></text:p>
      <text:p text:style-name="P29"></text:p>
      <text:p text:style-name="P29">#include &lt;linux/init.h&gt;</text:p>
      <text:p text:style-name="P29">#include &lt;linux/kernel.h&gt; void</text:p>
      <text:p text:style-name="P29">#include &lt;linux/module.h&gt;</text:p>
      <text:p text:style-name="P29">#include &lt;linux/types.h&gt;</text:p>
      <text:p text:style-name="P29">#include &lt;linux/list.h&gt;</text:p>
      <text:p text:style-name="P29">#include &lt;linux/slab.h&gt;</text:p>
      <text:p text:style-name="P29"></text:p>
      <text:p text:style-name="P29">/* was having some serious issues with floats, I guess kernal devs dont like them */</text:p>
      <text:p text:style-name="P29"></text:p>
      <text:p text:style-name="P29">struct student {</text:p>
      <text:p text:style-name="P29">int studentNumber;</text:p>
      <text:p text:style-name="P29">int courseCredit;</text:p>
      <text:p text:style-name="P29">int grade;</text:p>
      <text:p text:style-name="P29">struct list_head list;</text:p>
      <text:p text:style-name="P29">};</text:p>
      <text:p text:style-name="P29"></text:p>
      <text:p text:style-name="P29">static LIST_HEAD(student_list);</text:p>
      <text:p text:style-name="P29">/* init each student */</text:p>
      <text:p text:style-name="P29">struct student *stud1, *stud2,</text:p>
      <text:p text:style-name="P29"><text:tab/><text:tab/><text:tab/> <text:s/>*stud3, *stud4,</text:p>
      <text:p text:style-name="P29"><text:tab/><text:tab/><text:tab/> <text:s/>*stud5, *stud6, *ptr,</text:p>
      <text:p text:style-name="P29"><text:tab/><text:tab/><text:tab/> <text:s/>*next;</text:p>
      <text:p text:style-name="P29">/* This function is called when the module is loaded. */</text:p>
      <text:p text:style-name="P29">int simple_init(void)</text:p>
      <text:p text:style-name="P29">{</text:p>
      <text:p text:style-name="P29">int total_credits;</text:p>
      <text:p text:style-name="P29">int total_grade;</text:p>
      <text:p text:style-name="P29">int gpa;</text:p>
      <text:p text:style-name="P29">printk(KERN_INFO "Loading student Linked List module\n");</text:p>
      <text:p text:style-name="P29"></text:p>
      <text:p text:style-name="P29"><text:tab/>/* student one */</text:p>
      <text:p text:style-name="P29"><text:soft-page-break/>stud1 = kmalloc(sizeof(*stud1), GFP_KERNEL);</text:p>
      <text:p text:style-name="P29">stud1-&gt;studentNumber = 760120495;</text:p>
      <text:p text:style-name="P29">stud1-&gt;courseCredit = 1;</text:p>
      <text:p text:style-name="P29">stud1-&gt;grade = 3;</text:p>
      <text:p text:style-name="P29">/*create the linked list */</text:p>
      <text:p text:style-name="P29">INIT_LIST_HEAD(&amp;stud1-&gt;list);</text:p>
      <text:p text:style-name="P29">/* add stud1 to last index of linked list */</text:p>
      <text:p text:style-name="P29">list_add_tail(&amp;stud1-&gt;list, &amp;student_list);</text:p>
      <text:p text:style-name="P29"></text:p>
      <text:p text:style-name="P29"><text:tab/>/* student two */</text:p>
      <text:p text:style-name="P29">stud2 = kmalloc(sizeof(*stud2), GFP_KERNEL);</text:p>
      <text:p text:style-name="P29">stud2-&gt;studentNumber = 760120495;</text:p>
      <text:p text:style-name="P29">stud2-&gt;courseCredit = 3;</text:p>
      <text:p text:style-name="P29">stud2-&gt;grade = 3;</text:p>
      <text:p text:style-name="P29">/* add stud2 to last index of linked list */</text:p>
      <text:p text:style-name="P29">list_add_tail(&amp;stud2-&gt;list, &amp;student_list);</text:p>
      <text:p text:style-name="P29"></text:p>
      <text:p text:style-name="P29"><text:tab/>/* student three */</text:p>
      <text:p text:style-name="P29">stud3 = kmalloc(sizeof(*stud3), GFP_KERNEL);</text:p>
      <text:p text:style-name="P29">stud3-&gt;studentNumber = 760120495;</text:p>
      <text:p text:style-name="P29">stud3-&gt;courseCredit = 4;</text:p>
      <text:p text:style-name="P29">stud3-&gt;grade = 2;</text:p>
      <text:p text:style-name="P29">/* add stud3 to last index of linked list */</text:p>
      <text:p text:style-name="P29">list_add_tail(&amp;stud3-&gt;list, &amp;student_list);</text:p>
      <text:p text:style-name="P29"></text:p>
      <text:p text:style-name="P29"><text:tab/>/* student four */</text:p>
      <text:p text:style-name="P29">stud4 = kmalloc(sizeof(*stud4), GFP_KERNEL);</text:p>
      <text:p text:style-name="P29">stud4-&gt;studentNumber = 760120495;</text:p>
      <text:p text:style-name="P29">stud4-&gt;courseCredit = 2;</text:p>
      <text:p text:style-name="P29">stud4-&gt;grade = 4;</text:p>
      <text:p text:style-name="P29">/* add stud4 to last index of linked list */</text:p>
      <text:p text:style-name="P29">list_add_tail(&amp;stud4-&gt;list, &amp;student_list);</text:p>
      <text:p text:style-name="P29"></text:p>
      <text:p text:style-name="P29"><text:tab/>/* student five */</text:p>
      <text:p text:style-name="P29">stud5 = kmalloc(sizeof(*stud5), GFP_KERNEL);</text:p>
      <text:p text:style-name="P29">stud5-&gt;studentNumber = 760120495;</text:p>
      <text:p text:style-name="P29">stud5-&gt;courseCredit = 2;</text:p>
      <text:p text:style-name="P29">stud5-&gt;grade = 3;</text:p>
      <text:p text:style-name="P29">/* add stud5 to last index of linked list */</text:p>
      <text:p text:style-name="P29">list_add_tail(&amp;stud5-&gt;list, &amp;student_list);</text:p>
      <text:p text:style-name="P29"></text:p>
      <text:p text:style-name="P29"><text:tab/>/* student six */</text:p>
      <text:p text:style-name="P29">stud6 = kmalloc(sizeof(*stud6), GFP_KERNEL);</text:p>
      <text:p text:style-name="P29">stud6-&gt;studentNumber = 760120495;</text:p>
      <text:p text:style-name="P29">stud6-&gt;courseCredit = 3;</text:p>
      <text:p text:style-name="P29">stud6-&gt;grade = 4;</text:p>
      <text:p text:style-name="P29">/* add stud6 to last index of linked list */</text:p>
      <text:p text:style-name="P29"><text:soft-page-break/>list_add_tail(&amp;stud6-&gt;list, &amp;student_list);</text:p>
      <text:p text:style-name="P29"></text:p>
      <text:p text:style-name="P29"></text:p>
      <text:p text:style-name="P29"></text:p>
      <text:p text:style-name="P29"></text:p>
      <text:p text:style-name="P29"></text:p>
      <text:p text:style-name="P29">total_credits = 0;</text:p>
      <text:p text:style-name="P29"></text:p>
      <text:p text:style-name="P29">total_grade = 0;</text:p>
      <text:p text:style-name="P29">/* Traversal of each node */</text:p>
      <text:p text:style-name="P29"><text:tab/>list_for_each_entry(ptr, &amp;student_list, list) {</text:p>
      <text:p text:style-name="P29"><text:tab/><text:tab/>/* on each iteration ptr points */</text:p>
      <text:p text:style-name="P29"><text:tab/><text:tab/>/* to the next student struct */</text:p>
      <text:p text:style-name="P29"><text:tab/><text:tab/>printk(KERN_INFO "Student number: %d, Course credit: %d, Grade: %d\n", ptr-&gt;studentNumber, ptr-&gt;courseCredit, ptr-&gt;grade);</text:p>
      <text:p text:style-name="P29"><text:tab/><text:tab/>/* get a tally of total credits and grades */</text:p>
      <text:p text:style-name="P29"><text:tab/><text:tab/>total_credits += ptr-&gt;courseCredit;</text:p>
      <text:p text:style-name="P29"><text:tab/><text:tab/>total_grade +=(ptr-&gt;courseCredit * ptr-&gt;grade);</text:p>
      <text:p text:style-name="P29"><text:tab/>}</text:p>
      <text:p text:style-name="P29"></text:p>
      <text:p text:style-name="P29"><text:tab/>gpa = total_grade / total_credits;</text:p>
      <text:p text:style-name="P29"><text:tab/>printk(KERN_INFO "student number %d total gpa is %d\n", stud1-&gt;studentNumber, gpa); </text:p>
      <text:p text:style-name="P29"><text:tab/>printk(KERN_INFO "Loaded student linked list module\n");</text:p>
      <text:p text:style-name="P29"><text:tab/>return 0;</text:p>
      <text:p text:style-name="P29"></text:p>
      <text:p text:style-name="P29">}</text:p>
      <text:p text:style-name="P29"></text:p>
      <text:p text:style-name="P29">/* This function is called when the module is loaded. */</text:p>
      <text:p text:style-name="P30">void simple_exit(void)</text:p>
      <text:p text:style-name="P30">{</text:p>
      <text:p text:style-name="P30">printk(KERN_INFO "Removing module...\n");</text:p>
      <text:p text:style-name="P30"></text:p>
      <text:p text:style-name="P30"><text:tab/>/* Remove all nodes from linked list */</text:p>
      <text:p text:style-name="P30"><text:tab/>printk(KERN_INFO "Deleting the linked list using list_for_each_entry_safe");</text:p>
      <text:p text:style-name="P30"><text:tab/>list_for_each_entry_safe(ptr, next, &amp;student_list, list) {</text:p>
      <text:p text:style-name="P30"><text:tab/><text:tab/>printk(KERN_INFO "Removing node at %p\n", &amp;ptr-&gt;list);</text:p>
      <text:p text:style-name="P30"><text:tab/><text:tab/>list_del(&amp;ptr-&gt;list);</text:p>
      <text:p text:style-name="P30"><text:tab/><text:tab/>kfree(ptr);</text:p>
      <text:p text:style-name="P30"><text:tab/>}</text:p>
      <text:p text:style-name="P30"></text:p>
      <text:p text:style-name="P30"><text:tab/>/* Traversal to be double check list was removed */</text:p>
      <text:p text:style-name="P30"><text:tab/>printk(KERN_INFO "Verifying that list is deleted... \n");</text:p>
      <text:p text:style-name="P30"><text:tab/>list_for_each_entry(ptr, &amp;student_list, list) {</text:p>
      <text:p text:style-name="P30"><text:tab/><text:tab/>/* on each iteration ptr points */</text:p>
      <text:p text:style-name="P30"><text:tab/><text:tab/>/* to the next student struct */</text:p>
      <text:p text:style-name="P30"><text:soft-page-break/><text:tab/><text:tab/>printk(KERN_INFO "Student number: %d, Course credit: %d, Grade: %d\n",</text:p>
      <text:p text:style-name="P30"><text:tab/><text:tab/><text:tab/><text:tab/>ptr-&gt;studentNumber, ptr-&gt;courseCredit, ptr-&gt;grade);</text:p>
      <text:p text:style-name="P30"><text:tab/>}</text:p>
      <text:p text:style-name="P30"><text:tab/>printk(KERN_INFO "If no student information is printed above this list was deleted\n");</text:p>
      <text:p text:style-name="P30"><text:tab/>printk(KERN_INFO "Removed module\n");</text:p>
      <text:p text:style-name="P30">}</text:p>
      <text:p text:style-name="P29">/* Macros for registering module entry and exit points. */</text:p>
      <text:p text:style-name="P29">module_init(simple_init);</text:p>
      <text:p text:style-name="P29">module_exit(simple_exit);</text:p>
      <text:p text:style-name="P29">MODULE_LICENSE("GPL");</text:p>
      <text:p text:style-name="P29">MODULE_DESCRIPTION("Simple Module");</text:p>
      <text:p text:style-name="P29">MODULE_AUTHOR("Aron Lawrence");</text:p>
      <text:p text:style-name="P31"/>
      <text:p text:style-name="P32"/>
      <text:p text:style-name="P3">6. Testing</text:p>
      <text:p text:style-name="P26">pluggles@OS:~/Documents/operatingSystems/OperatingSystems/A4$ sudo dmesg -c</text:p>
      <text:p text:style-name="P26">[ 4173.444922] Loading student Linked List module</text:p>
      <text:p text:style-name="P26">[ 4173.444925] Student number: 760120495, Course credit: 1, Grade: 3</text:p>
      <text:p text:style-name="P26">[ 4173.444926] Student number: 760120495, Course credit: 3, Grade: 3</text:p>
      <text:p text:style-name="P26">[ 4173.444927] Student number: 760120495, Course credit: 4, Grade: 2</text:p>
      <text:p text:style-name="P26">[ 4173.444927] Student number: 760120495, Course credit: 2, Grade: 4</text:p>
      <text:p text:style-name="P26">[ 4173.444928] Student number: 760120495, Course credit: 2, Grade: 3</text:p>
      <text:p text:style-name="P26">[ 4173.444929] Student number: 760120495, Course credit: 3, Grade: 4</text:p>
      <text:p text:style-name="P26">[ 4173.444929] student number 760120495 total gpa is 3</text:p>
      <text:p text:style-name="P26">[ 4173.444930] Loaded student linked list module</text:p>
      <text:p text:style-name="P26">[ 4263.005772] Removing module...</text:p>
      <text:p text:style-name="P26">[ 4263.005774] Deleting the linked list using list_for_each_entry_safe</text:p>
      <text:p text:style-name="P26">[ 4263.005775] Removing node at ffff88008a0033f0</text:p>
      <text:p text:style-name="P26">[ 4263.005776] Removing node at ffff88008a0034b0</text:p>
      <text:p text:style-name="P26">[ 4263.005777] Removing node at ffff88008a003cf0</text:p>
      <text:p text:style-name="P26">[ 4263.005778] Removing node at ffff88008a003b30</text:p>
      <text:p text:style-name="P26">[ 4263.005778] Removing node at ffff88008a003230</text:p>
      <text:p text:style-name="P26">[ 4263.005779] Removing node at ffff88008a0037b0</text:p>
      <text:p text:style-name="P27">[ 4263.005779] Verifying that list is deleted... </text:p>
      <text:p text:style-name="P27"><text:span text:style-name="T8">[ 4263.005780] If no student information is printed above this, list was deleted</text:span></text:p>
      <text:p text:style-name="P26">[ 4263.00578<text:span text:style-name="T8">1</text:span>] Removed module</text:p>
      <text:p text:style-name="P4">7. Refining The Program</text:p>
      <text:p text:style-name="P8">No refinements are needed, In this program, I have already included all required features</text:p>
      <text:p text:style-name="P3"/>
      <text:p text:style-name="P3"><text:span text:style-name="T2">8</text:span>. Production</text:p>
      <text:p text:style-name="P8">I prepared a copy of the entire program for Lab TA’s evaluation, as specified by the TA (<text:span text:style-name="T5">including</text:span> monospace font). </text:p>
      <text:p text:style-name="P8">Then, I sent electronically the copy to the Lab TA.</text:p>
      <text:p text:style-name="P5"/>
      <text:p text:style-name="P3"><text:soft-page-break/><text:span text:style-name="T2">9</text:span>. Maintenance</text:p>
      <text:p text:style-name="P8">To fully benefit from the program evaluation feedback received from the Lab TA, I will perform </text:p>
      <text:p text:style-name="P8">program maintenance. This means that I should use all TAs feedback to improve my program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a8a04" officeooo:paragraph-rsid="001a8a0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21:24:06.106485877</meta:creation-date>
    <meta:generator>LibreOffice/4.2.8.2$Linux_X86_64 LibreOffice_project/420m0$Build-2</meta:generator>
    <dc:date>2015-11-23T21:50:35.244036269</dc:date>
    <meta:editing-duration>P4DT16H53M58S</meta:editing-duration>
    <meta:editing-cycles>15</meta:editing-cycles>
    <meta:document-statistic meta:table-count="0" meta:image-count="0" meta:object-count="0" meta:page-count="6" meta:paragraph-count="208" meta:word-count="1001" meta:character-count="7260" meta:non-whitespace-character-count="6193"/>
  </office:meta>
</office:document-meta>
</file>